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202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7456" calcext:value-type="float">
            <text:p>52.7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202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202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202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0776" calcext:value-type="float">
            <text:p>52.6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202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2019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201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201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201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4848" calcext:value-type="float">
            <text:p>52.5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201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3032" calcext:value-type="float">
            <text:p>52.4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201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1424" calcext:value-type="float">
            <text:p>52.5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201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132" calcext:value-type="float">
            <text:p>52.4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201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200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7856" calcext:value-type="float">
            <text:p>52.1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200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200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0696" calcext:value-type="float">
            <text:p>52.0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200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0216" calcext:value-type="float">
            <text:p>52.0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200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199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199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3912" calcext:value-type="float">
            <text:p>63.30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199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8968" calcext:value-type="float">
            <text:p>54.9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199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9048" calcext:value-type="float">
            <text:p>51.8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199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8288" calcext:value-type="float">
            <text:p>53.3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199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2576" calcext:value-type="float">
            <text:p>51.8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198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076" calcext:value-type="float">
            <text:p>51.8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198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198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198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7544" calcext:value-type="float">
            <text:p>51.9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198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7544" calcext:value-type="float">
            <text:p>51.9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198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2616" calcext:value-type="float">
            <text:p>52.1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197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197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197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1008" calcext:value-type="float">
            <text:p>52.2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197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197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1568" calcext:value-type="float">
            <text:p>52.9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